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10.00%" fo:text-align="left" fo:margin-bottom="8.00pt"/>
    </style:style>
    <style:style style:name="P5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6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10.00%" fo:text-align="left" fo:margin-bottom="8.00pt"/>
    </style:style>
    <style:style style:name="P9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10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13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16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10.00%" fo:text-align="left" fo:margin-bottom="8.00pt"/>
    </style:style>
    <style:style style:name="P19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20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10.00%" fo:text-align="left" fo:margin-bottom="8.00pt"/>
    </style:style>
    <style:style style:name="P23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10.00%" fo:text-align="left" fo:margin-bottom="8.00pt"/>
    </style:style>
    <style:style style:name="P26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27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50.00%" fo:text-align="left"/>
    </style:style>
    <style:style style:name="P30" style:family="paragraph">
      <style:paragraph-properties fo:line-height="110.00%" fo:text-align="left" fo:margin-bottom="8.00pt"/>
    </style:style>
    <style:style style:name="P31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32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10.00%" fo:text-align="left" fo:margin-bottom="8.00pt"/>
    </style:style>
    <style:style style:name="P35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36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10.00%" fo:text-align="left" fo:margin-bottom="8.00pt"/>
    </style:style>
    <style:style style:name="P39" style:family="paragraph">
      <style:paragraph-properties fo:line-height="100.00%" fo:text-align="justify" fo:margin-left="0.00pt" fo:text-indent="-0.75pt">
        <style:tab-stops>
          <style:tab-stop style:position="173.60pt" style:type="right"/>
          <style:tab-stop style:position="32896.50pt"/>
          <style:tab-stop style:position="448181.65pt" style:type="right"/>
        </style:tab-stops>
      </style:paragraph-properties>
    </style:style>
    <style:style style:name="P40" style:family="paragraph">
      <style:paragraph-properties fo:line-height="110.00%" fo:text-align="left" fo:margin-bottom="8.00pt"/>
    </style:style>
    <style:style style:name="TableColumn0100" style:family="table-column">
      <style:table-column-properties style:column-width="2.411111in"/>
    </style:style>
    <style:style style:name="TableColumn0101" style:family="table-column">
      <style:table-column-properties style:column-width="1.971528in"/>
    </style:style>
    <style:style style:name="TableColumn0102" style:family="table-column">
      <style:table-column-properties style:column-width="2.106944in"/>
    </style:style>
    <style:style style:name="TableColumn0103" style:family="table-column">
      <style:table-column-properties style:column-width="1.635417in"/>
    </style:style>
    <style:style style:name="Table01" style:family="table">
      <style:table-properties style:width="8.125000in" fo:margin-left="0.000000in" style:writing-mode="lr" table:align="left" style:may-break-between-rows="true"/>
    </style:style>
    <style:style style:name="TableRow0100" style:family="table-row">
      <style:table-row-properties style:min-row-height="0.285417in"/>
    </style:style>
    <style:style style:name="TableCell0100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0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top" fo:background-color="#ffffff"/>
    </style:style>
    <style:style style:name="TableRow0101" style:family="table-row">
      <style:table-row-properties style:min-row-height="0.304167in"/>
    </style:style>
    <style:style style:name="TableCell0101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1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top" fo:background-color="#ffffff"/>
    </style:style>
    <style:style style:name="TableRow0102" style:family="table-row">
      <style:table-row-properties style:min-row-height="0.285417in"/>
    </style:style>
    <style:style style:name="TableCell0102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2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202" style:family="table-cell">
      <style:table-cell-properties fo:border-top="0.006944in solid #cccccc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Row0103" style:family="table-row">
      <style:table-row-properties style:min-row-height="0.285417in"/>
    </style:style>
    <style:style style:name="TableCell0103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3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302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Row0104" style:family="table-row">
      <style:table-row-properties style:min-row-height="0.304167in"/>
    </style:style>
    <style:style style:name="TableCell0104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4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top" fo:background-color="#ffffff"/>
    </style:style>
    <style:style style:name="TableRow0105" style:family="table-row">
      <style:table-row-properties style:min-row-height="0.285417in"/>
    </style:style>
    <style:style style:name="TableCell0105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5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502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top" fo:background-color="#ffffff"/>
    </style:style>
    <style:style style:name="TableRow0106" style:family="table-row">
      <style:table-row-properties style:min-row-height="0.285417in"/>
    </style:style>
    <style:style style:name="TableCell0106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6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Cell010603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top" fo:background-color="#ffffff"/>
    </style:style>
    <style:style style:name="TableRow0107" style:family="table-row">
      <style:table-row-properties style:min-row-height="0.970833in"/>
    </style:style>
    <style:style style:name="TableCell0107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7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702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Cell010703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top" fo:background-color="#ffffff"/>
    </style:style>
    <style:style style:name="TableRow0108" style:family="table-row">
      <style:table-row-properties style:min-row-height="0.383333in"/>
    </style:style>
    <style:style style:name="TableCell0108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8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Cell010803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top" fo:background-color="#ffffff"/>
    </style:style>
    <style:style style:name="TableRow0109" style:family="table-row">
      <style:table-row-properties style:min-row-height="0.285417in"/>
    </style:style>
    <style:style style:name="TableCell0109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9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902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Cell010903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top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3"><text:span text:style-name="T2">Test Case Id</text:span><text:span text:style-name="T3"/></text:p>
          </table:table-cell>
          <table:table-cell table:style-name="TableCell010001" table:number-columns-spanned="2">
            <text:p text:style-name="P3"><text:span text:style-name="T4">TC-2.1</text:span><text:span text:style-name="T5"/></text:p>
          </table:table-cell>
          <table:covered-table-cell/>
          <table:table-cell table:style-name="TableCell010003">
            <text:p text:style-name="P4"><text:span text:style-name="T5"/></text:p>
          </table:table-cell>
        </table:table-row>
        <table:table-row table:style-name="TableRow0101">
          <table:table-cell table:style-name="TableCell010100">
            <text:p text:style-name="P7"><text:span text:style-name="T6">Test Case Name</text:span><text:span text:style-name="T7"/></text:p>
          </table:table-cell>
          <table:table-cell table:style-name="TableCell010101" table:number-columns-spanned="2">
            <text:p text:style-name="P7"><text:span text:style-name="T8">Test successful 'Create Car'</text:span><text:span text:style-name="T9"/></text:p>
          </table:table-cell>
          <table:covered-table-cell/>
          <table:table-cell table:style-name="TableCell010103">
            <text:p text:style-name="P8"><text:span text:style-name="T9"/></text:p>
          </table:table-cell>
        </table:table-row>
        <table:table-row table:style-name="TableRow0102">
          <table:table-cell table:style-name="TableCell010200">
            <text:p text:style-name="P11"><text:span text:style-name="T10">Created By</text:span><text:span text:style-name="T11"/></text:p>
          </table:table-cell>
          <table:table-cell table:style-name="TableCell010201">
            <text:p text:style-name="P11"><text:span text:style-name="T12">Jignesh Mistry</text:span><text:span text:style-name="T13"/></text:p>
          </table:table-cell>
          <table:table-cell table:style-name="TableCell010202" table:number-columns-spanned="2">
            <text:p text:style-name="P11"><text:span text:style-name="T14">Date Created</text:span><text:span text:style-name="T15"/></text:p>
          </table:table-cell>
          <table:covered-table-cell/>
        </table:table-row>
        <table:table-row table:style-name="TableRow0103">
          <table:table-cell table:style-name="TableCell010300">
            <text:p text:style-name="P14"><text:span text:style-name="T16">Last Updated By</text:span><text:span text:style-name="T17"/></text:p>
          </table:table-cell>
          <table:table-cell table:style-name="TableCell010301">
            <text:p text:style-name="P14"><text:span text:style-name="T18">Jignesh Mistry</text:span><text:span text:style-name="T19"/></text:p>
          </table:table-cell>
          <table:table-cell table:style-name="TableCell010302" table:number-columns-spanned="2">
            <text:p text:style-name="P14"><text:span text:style-name="T20">Last Revision Date</text:span><text:span text:style-name="T21"/></text:p>
          </table:table-cell>
          <table:covered-table-cell/>
        </table:table-row>
        <table:table-row table:style-name="TableRow0104">
          <table:table-cell table:style-name="TableCell010400">
            <text:p text:style-name="P17"><text:span text:style-name="T22">Description</text:span><text:span text:style-name="T23"/></text:p>
          </table:table-cell>
          <table:table-cell table:style-name="TableCell010401" table:number-columns-spanned="2">
            <text:p text:style-name="P17"><text:span text:style-name="T24">Admin will enter new car entry on clicking on create car option.</text:span><text:span text:style-name="T25"/></text:p>
          </table:table-cell>
          <table:covered-table-cell/>
          <table:table-cell table:style-name="TableCell010403">
            <text:p text:style-name="P18"><text:span text:style-name="T25"/></text:p>
          </table:table-cell>
        </table:table-row>
        <table:table-row table:style-name="TableRow0105">
          <table:table-cell table:style-name="TableCell010500">
            <text:p text:style-name="P21"><text:span text:style-name="T26">Preconditions</text:span><text:span text:style-name="T27"/></text:p>
          </table:table-cell>
          <table:table-cell table:style-name="TableCell010501" table:number-columns-spanned="2">
            <text:p text:style-name="P21"><text:span text:style-name="T28">Must be log in as Admin.</text:span><text:span text:style-name="T29"/></text:p>
          </table:table-cell>
          <table:covered-table-cell/>
          <table:table-cell table:style-name="TableCell010503">
            <text:p text:style-name="P22"><text:span text:style-name="T29"/></text:p>
          </table:table-cell>
        </table:table-row>
        <table:table-row table:style-name="TableRow0106">
          <table:table-cell table:style-name="TableCell010600">
            <text:p text:style-name="P24"><text:span text:style-name="T30">Post Conditions</text:span><text:span text:style-name="T31"/></text:p>
          </table:table-cell>
          <table:table-cell table:style-name="TableCell010601" table:number-columns-spanned="2">
            <text:p text:style-name="P24"><text:span text:style-name="T32">1. Car will be create successfully.</text:span><text:span text:style-name="T33"/></text:p>
          </table:table-cell>
          <table:covered-table-cell/>
          <table:table-cell table:style-name="TableCell010603">
            <text:p text:style-name="P25"><text:span text:style-name="T33"/></text:p>
          </table:table-cell>
        </table:table-row>
        <table:table-row table:style-name="TableRow0107">
          <table:table-cell table:style-name="TableCell010700">
            <text:p text:style-name="P28"><text:span text:style-name="T34">Flow of Events or Steps</text:span><text:span text:style-name="T35"/></text:p>
          </table:table-cell>
          <table:table-cell table:style-name="TableCell010701" table:number-columns-spanned="2">
            <text:p text:style-name="P29"><text:span text:style-name="T36">1. Admin will click on 'Create Car'link on admin dashboard.</text:span></text:p>
            <text:p text:style-name="P29"><text:span text:style-name="T36">2. Admin will fill details of car in the form.</text:span></text:p>
            <text:p text:style-name="P29"><text:span text:style-name="T36">3. Admin will fill all the mandatory fields to complete the car form.</text:span></text:p>
            <text:p text:style-name="P29"><text:span text:style-name="T36">4. Client side validations will be done before submitting the car form.</text:span></text:p>
            <text:p text:style-name="P29"><text:span text:style-name="T36">5.<text:s/></text:span><text:span text:style-name="T37">On successful create of car, admin will be redirected to admin dashboard.</text:span><text:span text:style-name="T38"/></text:p>
          </table:table-cell>
          <table:covered-table-cell/>
          <table:table-cell table:style-name="TableCell010703">
            <text:p text:style-name="P30"><text:span text:style-name="T38"/></text:p>
          </table:table-cell>
        </table:table-row>
        <table:table-row table:style-name="TableRow0108">
          <table:table-cell table:style-name="TableCell010800">
            <text:p text:style-name="P33"><text:span text:style-name="T39">Inclusion/Exclusion Points</text:span><text:span text:style-name="T40"/></text:p>
          </table:table-cell>
          <table:table-cell table:style-name="TableCell010801" table:number-columns-spanned="2">
            <text:p text:style-name="P33"><text:span text:style-name="T41">TC-1.1</text:span><text:span text:style-name="T42"/></text:p>
          </table:table-cell>
          <table:covered-table-cell/>
          <table:table-cell table:style-name="TableCell010803">
            <text:p text:style-name="P34"><text:span text:style-name="T42"/></text:p>
          </table:table-cell>
        </table:table-row>
        <table:table-row table:style-name="TableRow0109">
          <table:table-cell table:style-name="TableCell010900">
            <text:p text:style-name="P37"><text:span text:style-name="T43">Special Requirements</text:span><text:span text:style-name="T44"/></text:p>
          </table:table-cell>
          <table:table-cell table:style-name="TableCell010901" table:number-columns-spanned="2">
            <text:p text:style-name="P37"><text:span text:style-name="T45">None.</text:span><text:span text:style-name="T46"/></text:p>
          </table:table-cell>
          <table:covered-table-cell/>
          <table:table-cell table:style-name="TableCell010903">
            <text:p text:style-name="P38"><text:span text:style-name="T46"/></text:p>
          </table:table-cell>
        </table:table-row>
      </table:table>
      <text:p text:style-name="P40"><text:span text:style-name="T4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